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AT"/>
    </style:style>
    <style:style style:name="P2" style:family="paragraph" style:parent-style-name="aufgabe">
      <style:text-properties fo:font-weight="bold" style:font-weight-asian="bold" style:font-weight-complex="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aufgabe" style:list-style-name="List_20_3"/>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0137a6"/>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i" text:start-value="100">
        <style:list-level-properties text:min-label-width="0.635cm"/>
      </text:list-level-style-number>
      <text:list-level-style-number text:level="2" text:style-name="Numbering_20_Symbols" style:num-suffix=")" style:num-format="1" text:start-value="8" text:display-levels="2">
        <style:list-level-properties text:space-before="0.157cm" text:min-label-width="0.635cm"/>
      </text:list-level-style-number>
      <text:list-level-style-number text:level="3" style:num-suffix="." style:num-format="1" text:display-levels="3">
        <style:list-level-properties text:space-before="0.314cm" text:min-label-width="0.635cm"/>
      </text:list-level-style-number>
      <text:list-level-style-number text:level="4" style:num-suffix="." style:num-format="1" text:display-levels="4">
        <style:list-level-properties text:space-before="0.471cm" text:min-label-width="0.635cm"/>
      </text:list-level-style-number>
      <text:list-level-style-number text:level="5" style:num-suffix="." style:num-format="1" text:display-levels="5">
        <style:list-level-properties text:space-before="0.628cm" text:min-label-width="0.635cm"/>
      </text:list-level-style-number>
      <text:list-level-style-number text:level="6" style:num-suffix="." style:num-format="1" text:display-levels="6">
        <style:list-level-properties text:space-before="0.785cm" text:min-label-width="0.635cm"/>
      </text:list-level-style-number>
      <text:list-level-style-number text:level="7" style:num-suffix="." style:num-format="1" text:display-levels="7">
        <style:list-level-properties text:space-before="0.942cm" text:min-label-width="0.635cm"/>
      </text:list-level-style-number>
      <text:list-level-style-number text:level="8" style:num-suffix="." style:num-format="1" text:display-levels="8">
        <style:list-level-properties text:space-before="1.099cm" text:min-label-width="0.635cm"/>
      </text:list-level-style-number>
      <text:list-level-style-number text:level="9" style:num-suffix="." style:num-format="1" text:display-levels="9">
        <style:list-level-properties text:space-before="1.256cm" text:min-label-width="0.635cm"/>
      </text:list-level-style-number>
      <text:list-level-style-number text:level="10" style:num-suffix="." style:num-format="1" text:display-levels="10">
        <style:list-level-properties text:space-before="1.413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text:a xlink:type="simple" xlink:href="#__RefHeading__3988_1287269241" text:style-name="Internet_20_link" text:visited-style-name="Internet_20_link">1. </text:a>Aufgaben: C-Zeiger<text:tab/>1</text:p>
          <text:p text:style-name="P4"><text:a xlink:type="simple" xlink:href="#__RefHeading__3990_1287269241" text:style-name="Internet_20_link" text:visited-style-name="Internet_20_link">1.1. </text:a>Fragen<text:tab/>1</text:p>
          <text:p text:style-name="P5"><text:a xlink:type="simple" xlink:href="#__RefHeading__3992_1287269241" text:style-name="Internet_20_link" text:visited-style-name="Internet_20_link">1.1.1. </text:a>Frage: Speicherabbild<text:tab/>1</text:p>
          <text:p text:style-name="P5"><text:a xlink:type="simple" xlink:href="#__RefHeading__3994_1287269241" text:style-name="Internet_20_link" text:visited-style-name="Internet_20_link">1.1.2. </text:a>Frage: swap<text:tab/>2</text:p>
          <text:p text:style-name="P5"><text:a xlink:type="simple" xlink:href="#__RefHeading__3996_1287269241" text:style-name="Internet_20_link" text:visited-style-name="Internet_20_link">1.1.3. </text:a>Frage: Zeigeroperatoren<text:tab/>2</text:p>
          <text:p text:style-name="P5"><text:a xlink:type="simple" xlink:href="#__RefHeading__3998_1287269241" text:style-name="Internet_20_link" text:visited-style-name="Internet_20_link">1.1.4. </text:a>Frage: dyn. Speicherverwaltung<text:tab/>2</text:p>
          <text:p text:style-name="P4"><text:a xlink:type="simple" xlink:href="#__RefHeading__4000_1287269241" text:style-name="Internet_20_link" text:visited-style-name="Internet_20_link">1.2. </text:a>Aufgaben<text:tab/>3</text:p>
          <text:p text:style-name="P5"><text:a xlink:type="simple" xlink:href="#__RefHeading__4004_1287269241" text:style-name="Internet_20_link" text:visited-style-name="Internet_20_link">1.2.1. </text:a>Aufgabe: cgi2.c<text:tab/>3</text:p>
          <text:p text:style-name="P5"><text:a xlink:type="simple" xlink:href="#__RefHeading__4006_1287269241" text:style-name="Internet_20_link" text:visited-style-name="Internet_20_link">1.2.2. </text:a>Aufgabe: getInt.c<text:tab/>3</text:p>
          <text:p text:style-name="P5"><text:a xlink:type="simple" xlink:href="#__RefHeading__5898_448770676" text:style-name="Internet_20_link" text:visited-style-name="Internet_20_link">1.2.3. </text:a>Aufgabe: indexOf.c<text:tab/>3</text:p>
          <text:p text:style-name="P5"><text:a xlink:type="simple" xlink:href="#__RefHeading__4008_1287269241" text:style-name="Internet_20_link" text:visited-style-name="Internet_20_link">1.2.4. </text:a>Aufgabe: dynTaschenrechner - Modul stack mit dyn. Speicher<text:tab/>4</text:p>
          <text:p text:style-name="P4"><text:a xlink:type="simple" xlink:href="#__RefHeading__4010_1287269241" text:style-name="Internet_20_link" text:visited-style-name="Internet_20_link">1.3. </text:a>Meilenstein: C-Zeiger<text:tab/>5</text:p>
        </text:index-body>
      </text:table-of-content>
      <text:h text:style-name="Heading_20_1" text:outline-level="1" text:restart-numbering="true" text:start-value="-1"><text:bookmark-start text:name="__RefHeading__3988_1287269241"/>Aufgaben: C-Zeiger<text:bookmark-end text:name="__RefHeading__3988_1287269241"/></text:h>
      <text:p text:style-name="Standard"/>
      <text:h text:style-name="Heading_20_2" text:outline-level="2"><text:bookmark-start text:name="__RefHeading__3990_1287269241"/>Fragen<text:bookmark-end text:name="__RefHeading__3990_1287269241"/></text:h>
      <text:h text:style-name="Heading_20_3" text:outline-level="3"><text:bookmark-start text:name="__RefHeading__3992_1287269241"/>Frage: Speicherabbild<text:bookmark-end text:name="__RefHeading__3992_1287269241"/></text:h>
      <text:p text:style-name="Standard"/>
      <text:p text:style-name="aufgabe"><text:span text:style-name="Citation"><text:span text:style-name="T3">Frage:</text:span></text:span></text:p>
      <text:p text:style-name="aufgabe"><text:span text:style-name="Citation"><text:span text:style-name="T2">1) (6) Gegeben sei:</text:span></text:span></text:p>
      <text:p text:style-name="aufgabe"><text:span text:style-name="Citation"><text:span text:style-name="T2"><text:s text:c="4"/>int a[5]; int *pa; int x;</text:span></text:span></text:p>
      <text:p text:style-name="aufgabe"><text:span text:style-name="Citation"><text:span text:style-name="T2"><text:s text:c="4"/>a[0] liege an der Speicherstelle 1000</text:span></text:span></text:p>
      <text:p text:style-name="aufgabe"><text:span text:style-name="Citation"><text:span text:style-name="T2"><text:s text:c="4"/>a[1] liege an der Speicherstelle 1002</text:span></text:span></text:p>
      <text:p text:style-name="aufgabe"><text:span text:style-name="Citation"><text:span text:style-name="T2"><text:s text:c="4"/>a[2] liege an der Speicherstelle 1004</text:span></text:span></text:p>
      <text:p text:style-name="aufgabe"><text:span text:style-name="Citation"><text:span text:style-name="T2"><text:s text:c="4"/>...</text:span></text:span></text:p>
      <text:p text:style-name="aufgabe"><text:span text:style-name="Citation"><text:span text:style-name="T2">a)(3)Wie sieht das Speicherbild nach folgender Anweisung aus ?</text:span></text:span></text:p>
      <text:p text:style-name="aufgabe"><text:span text:style-name="Citation"><text:span text:style-name="T2"><text:s text:c="4"/>pa= &amp;a[0];</text:span></text:span></text:p>
      <text:p text:style-name="aufgabe"><text:span text:style-name="Citation"><text:span text:style-name="T2"><text:s text:c="4"/>for (i=0;i &lt; 5; i++) {</text:span></text:span></text:p>
      <text:p text:style-name="aufgabe"><text:span text:style-name="Citation"><text:span text:style-name="T2"><text:s text:c="7"/>*pa= i+100;</text:span></text:span></text:p>
      <text:p text:style-name="aufgabe"><text:span text:style-name="Citation"><text:span text:style-name="T2"><text:s text:c="7"/>pa++;</text:span></text:span></text:p>
      <text:p text:style-name="aufgabe"><text:span text:style-name="Citation"><text:span text:style-name="T2"><text:s text:c="4"/>}</text:span></text:span></text:p>
      <text:p text:style-name="aufgabe"><text:span text:style-name="Citation"><text:span text:style-name="T2"><text:s text:c="4"/></text:span></text:span></text:p>
      <text:p text:style-name="aufgabe"><text:span text:style-name="Citation"><text:span text:style-name="T2"><text:s text:c="4"/>1000 <text:s/>1002 1004 1006 1008 1010 1012 <text:s/>(Adressen dez.)</text:span></text:span></text:p>
      <text:p text:style-name="aufgabe"><text:span text:style-name="Citation"><text:span text:style-name="T2"><text:s text:c="5"/>a[0] <text:s/>a[1] <text:s/>a[2] <text:s text:c="2"/>a[3] <text:s/>a[4] <text:s/>pa <text:s text:c="4"/>x <text:s text:c="6"/>(Variablennamen)</text:span></text:span></text:p>
      <text:p text:style-name="aufgabe"><text:span text:style-name="Citation"><text:span text:style-name="T2"><text:s text:c="3"/>|-----|------|------|------|-----|-----|-----|</text:span></text:span></text:p>
      <text:p text:style-name="aufgabe"><text:span text:style-name="Citation"><text:span text:style-name="T2"><text:s text:c="3"/>| <text:s text:c="5"/>| <text:s text:c="6"/>| <text:s text:c="6"/>| <text:s text:c="6"/>| <text:s text:c="4"/>| <text:s text:c="5"/>| <text:s text:c="5"/>| <text:s text:c="2"/>(Inhalt)</text:span></text:span></text:p>
      <text:p text:style-name="aufgabe"><text:span text:style-name="Citation"><text:span text:style-name="T2"><text:s text:c="3"/>|-----|------|------|------|-----|-----|-----|</text:span></text:span></text:p>
      <text:p text:style-name="aufgabe"><text:span text:style-name="Citation"><text:span text:style-name="T2"/></text:span></text:p>
      <text:p text:style-name="aufgabe"><text:span text:style-name="Citation"><text:span text:style-name="T2">b)(3)Wie sieht das Speicherbild nach folgender Anweisung aus ?</text:span></text:span></text:p>
      <text:p text:style-name="aufgabe"><text:span text:style-name="Citation"><text:span text:style-name="T2"><text:s text:c="4"/>pa= a;</text:span></text:span></text:p>
      <text:p text:style-name="aufgabe"><text:span text:style-name="Citation"><text:span text:style-name="T2"><text:s text:c="4"/>x=*pa;</text:span></text:span></text:p>
      <text:p text:style-name="aufgabe"><text:span text:style-name="Citation"><text:span text:style-name="T2"><text:s text:c="4"/>a[0]= *(pa+1);</text:span></text:span></text:p>
      <text:p text:style-name="aufgabe"><text:span text:style-name="Citation"><text:span text:style-name="T2"><text:s text:c="4"/>pa++;</text:span></text:span></text:p>
      <text:p text:style-name="aufgabe"><text:span text:style-name="Citation"><text:span text:style-name="T2"><text:s text:c="4"/>a[1]= *pa+1;</text:span></text:span></text:p>
      <text:p text:style-name="aufgabe"><text:span text:style-name="Citation"><text:span text:style-name="T2"><text:s text:c="4"/></text:span></text:span></text:p>
      <text:p text:style-name="aufgabe"><text:span text:style-name="Citation"><text:span text:style-name="T2"><text:s text:c="4"/>1000 <text:s/>1002 1004 1006 1008 1010 1012 <text:s/>(Adressen dez.)</text:span></text:span></text:p>
      <text:p text:style-name="aufgabe"><text:span text:style-name="Citation"><text:span text:style-name="T2"><text:s text:c="5"/>a[0] <text:s/>a[1] <text:s/>a[2] <text:s text:c="2"/>a[3] <text:s/>a[4] <text:s/>pa <text:s text:c="4"/>x <text:s text:c="6"/>(Variablennamen)</text:span></text:span></text:p>
      <text:p text:style-name="aufgabe"><text:span text:style-name="Citation"><text:span text:style-name="T2"><text:s text:c="3"/>|-----|------|------|------|-----|-----|-----|</text:span></text:span></text:p>
      <text:p text:style-name="aufgabe"><text:span text:style-name="Citation"><text:span text:style-name="T2"><text:s text:c="3"/>| <text:s text:c="5"/>| <text:s text:c="5"/>| <text:s text:c="7"/>| <text:s text:c="6"/>| <text:s text:c="4"/>| <text:s text:c="5"/>| <text:s text:c="5"/>| <text:s text:c="2"/>(Inhalt)</text:span></text:span></text:p>
      <text:p text:style-name="aufgabe"><text:span text:style-name="Citation"><text:span text:style-name="T2"><text:s text:c="3"/>|-----|------|------|------|-----|-----|-----|</text:span></text:span></text:p>
      <text:p text:style-name="Standard"><text:span text:style-name="Citation"><text:span text:style-name="T2"><text:line-break/><text:line-break/></text:span></text:span><text:soft-page-break/></text:p>
      <text:h text:style-name="Heading_20_3" text:outline-level="3"><text:bookmark-start text:name="__RefHeading__3994_1287269241"/><text:span text:style-name="Citation"><text:span text:style-name="T2">Frage: swap</text:span></text:span><text:bookmark-end text:name="__RefHeading__3994_1287269241"/></text:h>
      <text:p text:style-name="Standard"><text:span text:style-name="Citation"><text:span text:style-name="T2"/></text:span></text:p>
      <text:p text:style-name="aufgabe"><text:span text:style-name="Citation"><text:span text:style-name="T2"/></text:span></text:p>
      <text:p text:style-name="aufgabe"><text:span text:style-name="Citation"><text:span text:style-name="T2">2. (6) </text:span></text:span></text:p>
      <text:p text:style-name="aufgabe"><text:span text:style-name="Citation"><text:span text:style-name="T2"><text:s text:c="3"/>Schreiben Sie swap() so um, dass tatsächlich bei der </text:span></text:span></text:p>
      <text:p text:style-name="aufgabe"><text:span text:style-name="Citation"><text:span text:style-name="T2"><text:s text:c="3"/>aufrufenden Funktion von swap() die Inhalte der Parameter </text:span></text:span></text:p>
      <text:p text:style-name="aufgabe"><text:span text:style-name="Citation"><text:span text:style-name="T2"><text:s text:c="3"/>ausgetauscht werden.</text:span></text:span></text:p>
      <text:p text:style-name="aufgabe"><text:span text:style-name="Citation"><text:span text:style-name="T2"/></text:span></text:p>
      <text:p text:style-name="aufgabe"><text:span text:style-name="Citation"><text:span text:style-name="T2"><text:s text:c="3"/>void swap (int a, int b){//soll den Inhalt der beiden Parameter </text:span></text:span></text:p>
      <text:p text:style-name="aufgabe"><text:span text:style-name="Citation"><text:span text:style-name="T2"><text:tab/>int help; <text:s text:c="9"/>//a und b vertauschen</text:span></text:span></text:p>
      <text:p text:style-name="aufgabe"><text:span text:style-name="Citation"><text:span text:style-name="T2"><text:tab/>help= a; </text:span></text:span></text:p>
      <text:p text:style-name="aufgabe"><text:span text:style-name="Citation"><text:span text:style-name="T2"><text:s text:c="9"/>a= b; </text:span></text:span></text:p>
      <text:p text:style-name="aufgabe"><text:span text:style-name="Citation"><text:span text:style-name="T2"><text:s text:c="9"/>b= help;</text:span></text:span></text:p>
      <text:p text:style-name="aufgabe"><text:span text:style-name="Citation"><text:span text:style-name="T2"><text:s text:c="3"/>}</text:span></text:span></text:p>
      <text:p text:style-name="aufgabe"><text:span text:style-name="Citation"><text:span text:style-name="T2"/></text:span></text:p>
      <text:p text:style-name="aufgabe"><text:span text:style-name="Citation"><text:span text:style-name="T2"/></text:span></text:p>
      <text:p text:style-name="Standard"><text:span text:style-name="Citation"><text:span text:style-name="T2"/></text:span></text:p>
      <text:p text:style-name="Standard"><text:span text:style-name="Citation"><text:span text:style-name="T2"/></text:span></text:p>
      <text:h text:style-name="Heading_20_3" text:outline-level="3"><text:bookmark-start text:name="__RefHeading__3996_1287269241"/><text:span text:style-name="Citation"><text:span text:style-name="T2">Frage: Zeigeroperatoren</text:span></text:span><text:bookmark-end text:name="__RefHeading__3996_1287269241"/></text:h>
      <text:p text:style-name="Standard"><text:span text:style-name="Citation"><text:span text:style-name="T2"/></text:span></text:p>
      <text:p text:style-name="P2">Frage:</text:p>
      <text:p text:style-name="aufgabe">Erklären Sie den Inhalt der Zeigervariablen "zeig" jeweils nach Ablauf der Anweisungen in einer der Teilaufgaben a,..,e! <text:line-break/>a) <text:s/>int var, *zeig; <text:s/>zeig = &amp;var;</text:p>
      <text:p text:style-name="aufgabe">b) <text:s/>int arr[10], *zeig; <text:s/>zeig = arr;</text:p>
      <text:p text:style-name="aufgabe">c) <text:s/>int arr[10], *zeig; <text:s/>zeig = &amp;arr[3];</text:p>
      <text:p text:style-name="aufgabe">d) <text:s/>int *zeig, *zeig2; <text:s/>zeig = zeig2; </text:p>
      <text:p text:style-name="aufgabe">e) <text:s/>int var, *zeig, *zeig2; <text:s/>zeig2 = &amp;var; zeig = &amp;zeig2; </text:p>
      <text:p text:style-name="aufgabe"/>
      <text:p text:style-name="aufgabe"><text:span text:style-name="T1">Antworten:</text:span> </text:p>
      <text:p text:style-name="aufgabe"/>
      <text:p text:style-name="aufgabe">a) zeig erhält: Adresse der Variablen var</text:p>
      <text:p text:style-name="aufgabe">b) zeig erhält: Anfangsadresse des Arrays arr</text:p>
      <text:p text:style-name="aufgabe">c) zeig erhält: Adresse des Arrayelementes arr[3]</text:p>
      <text:p text:style-name="aufgabe">d) zeig erhält: Gleiche Adresse wie Zeiger zeig2</text:p>
      <text:p text:style-name="aufgabe">e) zeig erhält: Adresse von Zeiger zeig2 (damit die Adresse der Adresse von var)</text:p>
      <text:p text:style-name="Standard"/>
      <text:h text:style-name="Heading_20_3" text:outline-level="3"><text:bookmark-start text:name="__RefHeading__3998_1287269241"/>Frage: dyn. Speicherverwaltung<text:bookmark-end text:name="__RefHeading__3998_1287269241"/></text:h>
      <text:p text:style-name="Standard"/>
      <text:p text:style-name="P2">Frage:</text:p>
      <text:p text:style-name="aufgabe">Wozu werden dynamische Speicherbereiche benötigt und in welchem Zusammenhang stehen Pointer zu diesen Bereichen? Was ist ein Heap und mit welcher Funktion wird bei einen Heap Speicherplatz reserviert (allokiert) bzw. freigegeben?</text:p>
      <text:p text:style-name="aufgabe"/>
      <text:p text:style-name="P2">Antworten: </text:p>
      <text:p text:style-name="aufgabe">Mit Hilfe von Zeigern kann der Speicherplatzverbrauch eines Programmes flexibel an die aktuelle Notwendigkeit angepaßt werden. Ein dynamischer Speicherplatz ("Heap") wird erst zur Laufzeit vom Betriebssystem abgefordert und zugewiesen. </text:p>
      <text:p text:style-name="aufgabe"/>
      <text:p text:style-name="P1"><text:span text:style-name="Citation"><text:span text:style-name="T2"/></text:span></text:p>
      <text:p text:style-name="P1"><text:span text:style-name="Citation"><text:span text:style-name="T2"/></text:span></text:p>
      <text:h text:style-name="Heading_20_2" text:outline-level="2"><text:bookmark-start text:name="__RefHeading__4000_1287269241"/><text:soft-page-break/><text:span text:style-name="Citation"><text:span text:style-name="T2">Aufgaben</text:span></text:span><text:bookmark-end text:name="__RefHeading__4000_1287269241"/></text:h>
      <text:p text:style-name="Standard"/>
      <text:h text:style-name="Heading_20_3" text:outline-level="3"><text:bookmark-start text:name="__RefHeading__4004_1287269241"/><text:span text:style-name="Citation"><text:span text:style-name="T3">Aufgabe: cgi2.c</text:span></text:span><text:bookmark-end text:name="__RefHeading__4004_1287269241"/></text:h>
      <text:p text:style-name="aufgabe"><text:span text:style-name="Citation"><text:span text:style-name="T2">Das Programm soll folgenden Inhalt analysieren und folgende Ausgabe erzeugen:</text:span></text:span></text:p>
      <text:list xml:id="list5552884587140430007" text:style-name="List_20_3">
        <text:list-item>
          <text:p text:style-name="P6"><text:span text:style-name="Citation"><text:span text:style-name="T2">Eingabe:</text:span></text:span></text:p>
        </text:list-item>
      </text:list>
      <text:p text:style-name="aufgabe"><text:span text:style-name="Citation"><text:span text:style-name="T2">feld1=wert1&amp;feld2=wert2&amp;feld3=wert3 ......</text:span></text:span></text:p>
      <text:p text:style-name="aufgabe"><text:span text:style-name="Citation"><text:span text:style-name="T2"/></text:span></text:p>
      <text:list xml:id="list205843479769317" text:continue-numbering="true" text:style-name="List_20_3">
        <text:list-item>
          <text:p text:style-name="P6"><text:span text:style-name="Citation"><text:span text:style-name="T2">Ausgabe:</text:span></text:span></text:p>
        </text:list-item>
      </text:list>
      <text:p text:style-name="aufgabe"><text:span text:style-name="Citation"><text:span text:style-name="T2">"feld1" hat den Wert "wert1"</text:span></text:span></text:p>
      <text:p text:style-name="aufgabe"><text:span text:style-name="Citation"><text:span text:style-name="T2">"feld2" hat den Wert "wert2"</text:span></text:span></text:p>
      <text:p text:style-name="aufgabe"><text:span text:style-name="Citation"><text:span text:style-name="T2">…<text:line-break/></text:span></text:span></text:p>
      <text:list xml:id="list205843052711185" text:continue-numbering="true" text:style-name="List_20_3">
        <text:list-item>
          <text:p text:style-name="P6"><text:span text:style-name="Citation"><text:span text:style-name="T2">Hinweis:</text:span></text:span></text:p>
        </text:list-item>
      </text:list>
      <text:p text:style-name="aufgabe"><text:span text:style-name="Citation"><text:span text:style-name="T2">Verweden Sie die Funktionen strstr() und strtok(), .... und geben Sie hier ein kurze Beschreibung (Funktionsdeklaration und Beschreibung, …)</text:span></text:span></text:p>
      <text:p text:style-name="aufgabe"><text:span text:style-name="Citation"><text:span text:style-name="T2"/></text:span></text:p>
      <text:p text:style-name="aufgabe"><text:span text:style-name="Citation"><text:span text:style-name="T3">Funktionsdeklaration:</text:span></text:span></text:p>
      <text:p text:style-name="aufgabe"><text:span text:style-name="Citation"><text:span text:style-name="T2">char* strstr(?????????????????????????)</text:span></text:span></text:p>
      <text:p text:style-name="aufgabe"><text:span text:style-name="Citation"><text:span text:style-name="T2"/></text:span></text:p>
      <text:p text:style-name="aufgabe"><text:span text:style-name="Citation"><text:span text:style-name="T3">Beschreibung:</text:span></text:span></text:p>
      <text:p text:style-name="aufgabe"><text:span text:style-name="Citation"><text:span text:style-name="T2">?????????????????????????????????????</text:span></text:span></text:p>
      <text:p text:style-name="aufgabe"><text:span text:style-name="Citation"><text:span text:style-name="T2"/></text:span></text:p>
      <text:p text:style-name="aufgabe"><text:span text:style-name="Citation"><text:span text:style-name="T3">Funktionsdeklaration:</text:span></text:span></text:p>
      <text:p text:style-name="aufgabe"><text:span text:style-name="Citation"><text:span text:style-name="T2">char* strtok(?????????????????????????)</text:span></text:span></text:p>
      <text:p text:style-name="aufgabe"><text:span text:style-name="Citation"><text:span text:style-name="T2"/></text:span></text:p>
      <text:p text:style-name="aufgabe"><text:span text:style-name="Citation"><text:span text:style-name="T3">Beschreibung:</text:span></text:span></text:p>
      <text:p text:style-name="aufgabe"><text:span text:style-name="Citation"><text:span text:style-name="T2">?????????????????????????????????????</text:span></text:span></text:p>
      <text:p text:style-name="aufgabe"><text:span text:style-name="Citation"><text:span text:style-name="T2"/></text:span></text:p>
      <text:p text:style-name="Standard"/>
      <text:p text:style-name="Text_20_body"/>
      <text:h text:style-name="Heading_20_3" text:outline-level="3"><text:bookmark-start text:name="__RefHeading__4006_1287269241"/>Aufgabe: getInt.c<text:bookmark-end text:name="__RefHeading__4006_1287269241"/></text:h>
      <text:p text:style-name="aufgabe">* Schreiben Sie die Funktion getInt(), die von der Konsole einen int-Wert</text:p>
      <text:p text:style-name="aufgabe">* innerhalb eines Intervalles einlesen soll und folg. Paramter erhält:</text:p>
      <text:p text:style-name="aufgabe">* @param[in] prompt: Zeiger auf char, dieser Text wird dem Benutzer angezeigt</text:p>
      <text:p text:style-name="aufgabe">* @param[in] von<text:tab/>ein int-wert, </text:p>
      <text:p text:style-name="aufgabe">* @param[in] bis<text:tab/>ein int-wert,</text:p>
      <text:p text:style-name="aufgabe">* ??????????????</text:p>
      <text:p text:style-name="aufgabe"/>
      <text:p text:style-name="aufgabe">Die Funktion liefert folg. Werte zurück:</text:p>
      <text:p text:style-name="aufgabe">1. der eingelesene int-Wert</text:p>
      <text:p text:style-name="aufgabe">2. die Anzahl der wiederholten Einleseversuche, bis der</text:p>
      <text:p text:style-name="aufgabe"><text:tab/>int-Wert im richtigen Intervall eingegeben wurde</text:p>
      <text:p text:style-name="aufgabe"/>
      <text:p text:style-name="aufgabe">TODO:</text:p>
      <text:p text:style-name="aufgabe">(2) erstellen Sie die Funktionsdeklaration für getInt()</text:p>
      <text:p text:style-name="aufgabe">(5) programmieren Sie die Funktion getInt() aus</text:p>
      <text:p text:style-name="aufgabe">(1) Zeigen Sie den Aufruf der Funktion</text:p>
      <text:p text:style-name="Standard"/>
      <text:p text:style-name="Standard"/>
      <text:h text:style-name="Heading_20_3" text:outline-level="3"><text:bookmark-start text:name="__RefHeading__5898_448770676"/>Aufgabe: indexOf.c<text:bookmark-end text:name="__RefHeading__5898_448770676"/></text:h>
      <text:p text:style-name="Text_20_body">Bringen Sie das folgende Programm zum Laufen:</text:p>
      <text:p text:style-name="code">/* </text:p>
      <text:p text:style-name="code"><text:soft-page-break/><text:s/>* @author A.Hofmann, 2012 </text:p>
      <text:p text:style-name="code"><text:s/>* @file u_indexOf.c </text:p>
      <text:p text:style-name="code"><text:s/>*/ </text:p>
      <text:p text:style-name="code"/>
      <text:p text:style-name="code">#include &lt;stdio.h&gt; </text:p>
      <text:p text:style-name="code">#include &lt;string.h&gt; </text:p>
      <text:p text:style-name="code">#include &lt;stdlib.h&gt; </text:p>
      <text:p text:style-name="code"/>
      <text:p text:style-name="code">/** ermittelt den Index des ersten Vorkommnis von needle in text </text:p>
      <text:p text:style-name="code"><text:s/>* @return -1 nicht gefunden </text:p>
      <text:p text:style-name="code"><text:s/>* @return <text:s/>indexwert </text:p>
      <text:p text:style-name="code"><text:s/>*/ </text:p>
      <text:p text:style-name="code">int indexOf(const char* text, const char* needle, int startIndex); </text:p>
      <text:p text:style-name="code"><text:tab/> </text:p>
      <text:p text:style-name="code">int main(){ </text:p>
      <text:p text:style-name="code"><text:tab/><text:tab/> </text:p>
      <text:p text:style-name="code"><text:tab/>printf("\n%i", indexOf("hofmann", "nn", 0)); </text:p>
      <text:p text:style-name="code"/>
      <text:p text:style-name="code"><text:tab/>printf("\n%i\n\n", indexOf("hofmann", "na", 0)); </text:p>
      <text:p text:style-name="code"/>
      <text:p text:style-name="code"><text:tab/>return 0; </text:p>
      <text:p text:style-name="code">}<text:tab/> </text:p>
      <text:p text:style-name="code"/>
      <text:p text:style-name="code">// Ausgabe: </text:p>
      <text:p text:style-name="code">// 5 </text:p>
      <text:p text:style-name="code">// -1 </text:p>
      <text:p text:style-name="code"/>
      <text:p text:style-name="code"/>
      <text:p text:style-name="code">int indexOf(const char* text, const char* needle, int startIndex){ </text:p>
      <text:p text:style-name="code"><text:tab/><text:tab/>int txtlen= strlen(text); </text:p>
      <text:p text:style-name="code"><text:tab/><text:tab/>int nlen= strlen(needle); </text:p>
      <text:p text:style-name="code"><text:tab/><text:tab/>int contains; </text:p>
      <text:p text:style-name="code"><text:tab/><text:tab/>int i,j; </text:p>
      <text:p text:style-name="code"/>
      <text:p text:style-name="code"><text:tab/><text:tab/>for(i=startIndex; i &lt;= txtlen-nlen; i++ <text:s/>){ </text:p>
      <text:p text:style-name="code"><text:tab/><text:tab/><text:tab/>contains=?????????; </text:p>
      <text:p text:style-name="code"><text:tab/><text:tab/><text:tab/>for (j=0; j &lt; nlen &amp;&amp; contains==1; j++){ </text:p>
      <text:p text:style-name="code"><text:tab/><text:tab/><text:tab/><text:tab/>if (text[??????] != needle[????]){ </text:p>
      <text:p text:style-name="code"><text:tab/><text:tab/><text:tab/><text:tab/><text:tab/>contains=?????; </text:p>
      <text:p text:style-name="code"><text:tab/><text:tab/><text:tab/><text:tab/>} </text:p>
      <text:p text:style-name="code"><text:tab/><text:tab/><text:tab/>} </text:p>
      <text:p text:style-name="code"><text:tab/><text:tab/><text:tab/>????????? </text:p>
      <text:p text:style-name="code"><text:tab/><text:tab/>} </text:p>
      <text:p text:style-name="code"/>
      <text:p text:style-name="code"><text:tab/><text:tab/>???????????; </text:p>
      <text:p text:style-name="code"><text:tab/>} </text:p>
      <text:p text:style-name="code"/>
      <text:p text:style-name="Standard"><text:span text:style-name="Citation"><text:span text:style-name="T2"/></text:span></text:p>
      <text:h text:style-name="Heading_20_3" text:outline-level="3"><text:bookmark-start text:name="__RefHeading__4008_1287269241"/>Aufgabe: <text:span text:style-name="T4">dynT</text:span>aschenrechner - Modul stack mit dyn. Speicher<text:bookmark-end text:name="__RefHeading__4008_1287269241"/></text:h>
      <text:p text:style-name="Text_20_body">Siehe Kapitel: c-funktionen.odt: </text:p>
      <text:list xml:id="list205842344391708" text:continue-numbering="true" text:style-name="List_20_3">
        <text:list-item>
          <text:p text:style-name="P6">Schreiben Sie das Taschenrechnerprogramm so um, dass das Array für den Stack zur Laufzeit alloziiert wird. Dabei wird die Größe für das Array bei der Methode init() als Parameter mitgegeben.</text:p>
        </text:list-item>
        <text:list-item>
          <text:p text:style-name="P6">Die Größe kann beim Programmaufruf als Argument aus der Kommandozeile mitgegeben werden. Wenn dies beim Aufruf nicht geschieht soll als Wert 1024 verwendet werden.</text:p>
        </text:list-item>
        <text:list-item>
          <text:p text:style-name="P6"><text:soft-page-break/>Bei dem Problem des Stack-Überlaufes soll ein neuer Speicher alloziiert werden, der um 1024 Elemente grösser ist.<text:line-break/></text:p>
        </text:list-item>
        <text:list-item>
          <text:p text:style-name="P6">Folgende Aufrufmöglichkeiten</text:p>
        </text:list-item>
        <text:list-item>
          <text:p text:style-name="P6">taschenrechner.exe 2 4 * 5 / =<text:line-break/>Die Benutzereingaben werden als Argumente aus der Kommandozeile gelesen.</text:p>
        </text:list-item>
        <text:list-item>
          <text:p text:style-name="P6">taschenrechner.exe -stacksize=1024<text:line-break/>Die Benutzereingaben werden wie gewohnt von der Konsole eingelesen</text:p>
        </text:list-item>
        <text:list-item>
          <text:p text:style-name="P6">taschenrechner.exe -stacksize=1024 2 4 * 5 / =</text:p>
        </text:list-item>
      </text:list>
      <text:p text:style-name="Text_20_body"/>
      <text:h text:style-name="Heading_20_2" text:outline-level="2"><text:bookmark-start text:name="__RefHeading__4010_1287269241"/>Meilenstein: C-Zeiger<text:bookmark-end text:name="__RefHeading__4010_1287269241"/></text:h>
      <text:p text:style-name="aufgabe">Schreiben Sie auf einem leeren Blatt Papier Ihren Namen und das aktuelle Datum. </text:p>
      <text:p text:style-name="aufgabe">Überschrift: Meine Programmiertestvorbereitung</text:p>
      <text:p text:style-name="aufgabe">Schreiben Sie auswendig ein Beispiel für:<text:line-break/></text:p>
      <text:list xml:id="list205842691609390" text:continue-numbering="true" text:style-name="List_20_3">
        <text:list-item>
          <text:p text:style-name="P6">char* charInsert(char* s, char ch, int index);<text:line-break/>Fügt das Zeichen ch in das Array s an der Position index ein. Achtung nicht überschreiben.<text:line-break/>Gibt die Adresse auf das gerade im Array eingefügte Zeichen zurück.<text:line-break/></text:p>
        </text:list-item>
        <text:list-item>
          <text:p text:style-name="P6">Definieren Sie ein Array mit 20 Zeigern auf char als Elemente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1" fo:font-size="11pt"/>
    </style:style>
    <style:style style:name="aufgabe" style:family="paragraph" style:parent-style-name="Standard" style:class="text">
      <style:paragraph-properties fo:background-color="#ff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2"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2" fo:font-size="10pt" style:font-size-asian="10pt" style:font-name-complex="Courier New2"/>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2"/>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2"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2"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2" fo:font-size="10pt" style:font-size-asian="10pt"/>
    </style:style>
    <style:style style:name="WW8Num48z0" style:family="text">
      <style:text-properties style:font-name="Symbol" fo:font-size="10pt" style:font-size-asian="10pt"/>
    </style:style>
    <style:style style:name="WW8Num48z1" style:family="text">
      <style:text-properties style:font-name="Courier New2"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2"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01-ue-c-zeiger.odt</text:file-name><text:tab/>Arbeitsunterlage</text:p>
      </style:header>
      <style:footer>
        <text:p text:style-name="Footer">Informatik<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meta:initial-creator>Anton Hofmann</meta:initial-creator>
    <meta:creation-date>2007-09-23T20:56:24</meta:creation-date>
    <dc:date>2014-03-03T20:58:41.705762281</dc:date>
    <dc:language>de-DE</dc:language>
    <meta:editing-cycles>43</meta:editing-cycles>
    <meta:editing-duration>PT6H44M18S</meta:editing-duration>
    <meta:document-statistic meta:table-count="0" meta:image-count="0" meta:object-count="0" meta:page-count="5" meta:paragraph-count="168" meta:word-count="912" meta:character-count="6430" meta:non-whitespace-character-count="5326"/>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11-10-31T08:48:41"/>
  </office:meta>
</office:document-meta>
</file>